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3" style:family="paragraph" style:parent-style-name="Standard">
      <style:text-properties style:font-name="Times New Roman" fo:font-size="12pt" style:text-underline-style="none"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1">
      <style:text-properties style:font-name="Times New Roman" fo:font-size="12pt" style:text-underline-style="none" style:font-size-asian="12pt" style:font-size-complex="12pt"/>
    </style:style>
    <style:style style:name="T1" style:family="text">
      <style:text-properties style:text-position="super 58%"/>
    </style:style>
    <style:style style:name="T2" style:family="text">
      <style:text-properties fo:font-variant="normal" fo:text-transform="none" fo:color="#222222" fo:letter-spacing="normal" fo:font-style="normal" fo:font-weight="normal"/>
    </style:style>
    <style:style style:name="T3" style:family="text">
      <style:text-properties style:font-name="Times New Roman" fo:font-size="12pt" style:font-size-asian="12pt" style:font-size-complex="12pt"/>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cent Morsaint – 4864450 </text:p>
      <text:p text:style-name="P1">Chris Thompson – <text:span text:style-name="T2">4843348 </text:span></text:p>
      <text:p text:style-name="P1">COSC 2P89 – Final Project</text:p>
      <text:p text:style-name="P1">January 6<text:span text:style-name="T1">th</text:span> 2014</text:p>
      <text:p text:style-name="P1"/>
      <text:p text:style-name="P1">Website name: WEWT (aka, wide event web tracker)</text:p>
      <text:p text:style-name="Standard"><text:span text:style-name="T3">Front End Address: <text:s/></text:span><text:a xlink:type="simple" xlink:href="http://www.cosc.brocku.ca/~vm10vf/Project/html/index.php"><text:span text:style-name="T3">http://www.cosc.brocku.ca/~vm10vf/Project/html/index.php</text:span></text:a><text:span text:style-name="T3"> </text:span></text:p>
      <text:p text:style-name="Standard"><text:span text:style-name="T3">or </text:span><text:a xlink:type="simple" xlink:href="http://www.cosc.brocku.ca/~vm10vf/"><text:span text:style-name="T3">http://www.cosc.brocku.ca/~vm10vf/</text:span></text:a><text:span text:style-name="T3"> <text:s/>and clicking on Project</text:span></text:p>
      <text:p text:style-name="P1"/>
      <text:p text:style-name="P1">Brock site access</text:p>
      <text:p text:style-name="P1">Username: vincent</text:p>
      <text:p text:style-name="P1">Password: 1234</text:p>
      <text:p text:style-name="P1"/>
      <text:p text:style-name="P1">Site login(Admin)</text:p>
      <text:p text:style-name="P1">Username: vincent</text:p>
      <text:p text:style-name="P1">Password: 1234</text:p>
      <text:p text:style-name="P1"/>
      <text:p text:style-name="P1">other user(not admin):</text:p>
      <text:p text:style-name="P1">Username: timmys</text:p>
      <text:p text:style-name="P1">Password: 1234</text:p>
      <text:p text:style-name="P1"/>
      <text:p text:style-name="Standard"><text:span text:style-name="T3">Database Address: </text:span><text:a xlink:type="simple" xlink:href="https://dbadmin.cosc.brocku.ca/coscMyAdmin/index.php">https://dbadmin.cosc.brocku.ca/coscMyAdmin/index.php</text:a> </text:p>
      <text:p text:style-name="Standard"/>
      <text:p text:style-name="Standard">Username: vm10vf</text:p>
      <text:p text:style-name="Standard">Password: 4864450</text:p>
      <text:p text:style-name="P1"/>
      <text:p text:style-name="P2">Overview</text:p>
      <text:p text:style-name="P2"/>
      <text:p text:style-name="P3">The purpose of the site is to display local events, promotions and specials to users, as well as give business owners a means to promote their business. <text:s/>A user should be able to just enter the site and search for local events or create an account to create and manage their own events. </text:p>
      <text:p text:style-name="P3"/>
      <text:p text:style-name="P2">Functions</text:p>
      <text:p text:style-name="P3"/>
      <text:list xml:id="list4477134535447771591" text:style-name="L1">
        <text:list-item>
          <text:p text:style-name="P5">Search for events</text:p>
        </text:list-item>
        <text:list-item>
          <text:p text:style-name="P5">Create, view and manage events</text:p>
        </text:list-item>
        <text:list-item>
          <text:p text:style-name="P5">Storage and retrieval of pictures for events</text:p>
        </text:list-item>
        <text:list-item>
          <text:p text:style-name="P5">Communication with admins</text:p>
        </text:list-item>
        <text:list-item>
          <text:p text:style-name="P5">Admin functions to manage site, control users, tags and events</text:p>
        </text:list-item>
      </text:list>
      <text:p text:style-name="P3"/>
      <text:p text:style-name="P3"/>
      <text:p text:style-name="P2">Composition</text:p>
      <text:p text:style-name="P1">Search screen: Accessible to everyone. <text:s/>Allows the user to search for events and find one that matches their desired interest, location and time-slot. From there the user can drill down into any specific event and view any further details about the event.</text:p>
      <text:p text:style-name="P1"/>
      <text:p text:style-name="P1">About us screen: Accessible to everyone. <text:s/>Gives the users a bit of information about the site and how to use it. </text:p>
      <text:p text:style-name="P1"><text:soft-page-break/></text:p>
      <text:p text:style-name="P1">Contact us screen: Accessible to everyone. <text:s/>Gives the users a means to communicate with the admins, and provide feedback for the site managers. </text:p>
      <text:p text:style-name="P1"/>
      <text:p text:style-name="P1">Register screen: Viewable only if not logged in. This allows a user that does not have an account to register and create an account. </text:p>
      <text:p text:style-name="P1"/>
      <text:p text:style-name="P1">Create Event screen: <text:s/>Viewable by any user with an account. This allows the user to create a new event, selecting the title, description, location and time frame. </text:p>
      <text:p text:style-name="P1"/>
      <text:p text:style-name="P1">My Events screen: Viewable by any user with an account. This will display any events a user owns under his account(events he or she created). </text:p>
      <text:p text:style-name="P1"/>
      <text:p text:style-name="P1">Admin Page: <text:s/>Viewable only by users logged in with admin rights. <text:s/>This is a page that should be used by admins who log into the site to manage its contents. Admins would have the ability to delete bad events, build/remove interest tags and reset/delete users.</text:p>
      <text:p text:style-name="P1"/>
      <text:p text:style-name="P1">Admin Messages. <text:s/>Viewable only users logged in with admin rights. <text:s/>This is a page that can be used by admins to view feedback and bug reports. </text:p>
      <text:p text:style-name="P1"/>
      <text:p text:style-name="P1"/>
      <text:p text:style-name="P3"><text:span text:style-name="T4">Tools</text:span> </text:p>
      <text:p text:style-name="P1"/>
      <text:p text:style-name="P1">Primarily written in PHP, with some JavaScript for field validation and HTML for front end display. Ajax and Jquery was also used for search serialization. CSS used for styling and sizing. <text:s/>The back-end database is built in MySQL. </text:p>
      <text:p text:style-name="P1"/>
      <text:p text:style-name="P1"/>
      <text:p text:style-name="P2">Database</text:p>
      <text:p text:style-name="P2"/>
      <text:p text:style-name="P3">EventHeader: Holds primary information for the events, such as their creator, their location and the interests they appeal to.</text:p>
      <text:p text:style-name="P3">EventDates: Holds date information for events. Events can recur multiple times so multiple dates are possible for an event. </text:p>
      <text:p text:style-name="P3">EventInterests: Holds interest tags relevant to the event.</text:p>
      <text:p text:style-name="P3">Interests: Holds all of the interests users can select from</text:p>
      <text:p text:style-name="P3">Users: Holds a list of all the users, their information and their security level.</text:p>
      <text:p text:style-name="P3">AdminContact: Holds user feedback for admins to review</text:p>
      <text:p text:style-name="P3"/>
      <text:p text:style-name="P3">UserInterests(not implemented): To maintain list of user preferred interests and facilitating searches</text:p>
      <text:p text:style-name="P3">EventRating(not implemented): To hold user ratings for events</text:p>
      <text:p text:style-name="P3">EventComments(not implemented): To hold user comments for events</text:p>
      <text:p text:style-name="P3">InterestAlt(not implemented): To facilitate search by interest</text:p>
      <text:p text:style-name="P3">SavedDates(not implemented): To give users the ability to save interesting event dates they might wish <text:s/>to revisit later on</text:p>
      <text:p text:style-name="P3">SavedEvents(not implemented): To give users the ability to save event headers, to alert them of any upcoming dates they might wish to be made aware of.</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8:04:49.02</meta:creation-date>
    <dc:date>2014-01-06T06:50:18.43</dc:date>
    <meta:editing-duration>PT1H52M13S</meta:editing-duration>
    <meta:editing-cycles>11</meta:editing-cycles>
    <meta:generator>OpenOffice.org/3.4.1$Win32 OpenOffice.org_project/341m1$Build-9593</meta:generator>
    <meta:document-statistic meta:table-count="0" meta:image-count="0" meta:object-count="0" meta:page-count="2" meta:paragraph-count="51" meta:word-count="581" meta:character-count="3692"/>
  </office:meta>
</office:document-meta>
</file>